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 - основные темы, разделы и их описание</text:p>
      <text:p text:style-name="P1">ChatGPT</text:p>
      <text:p text:style-name="P2">ChatGPT</text:p>
      <text:p text:style-name="P4">WordPress представляет собой гибкую платформу, в которой основные темы и разделы обеспечивают управление контентом, дизайном, настройками и безопасностью сайта. Вот основные темы и разделы:</text:p>
      <text:list xml:id="list8117795962691729448" text:style-name="L1">
        <text:list-item>
          <text:p text:style-name="P5"><text:span text:style-name="Strong_20_Emphasis">Dashboard (Панель управления):</text:span></text:p>
          <text:list>
            <text:list-item>
              <text:p text:style-name="P3">Это центр управления, где администраторы и пользователи могут видеть обзор основных метрик, новостей WordPress, статистики и имеют доступ к основным функциям управления контентом и настройками сайта.</text:p>
            </text:list-item>
          </text:list>
        </text:list-item>
        <text:list-item>
          <text:p text:style-name="P5"><text:span text:style-name="Strong_20_Emphasis">Posts (Записи) и Pages (Страницы):</text:span></text:p>
          <text:list>
            <text:list-item>
              <text:p text:style-name="P3"><text:span text:style-name="Strong_20_Emphasis">Записи</text:span> - это тип контента, который обычно используется для создания блогов или новостных разделов. Они могут быть отсортированы по категориям и меткам.</text:p>
            </text:list-item>
            <text:list-item>
              <text:p text:style-name="P3"><text:span text:style-name="Strong_20_Emphasis">Страницы</text:span> - это статичные страницы, такие как "О нас", "Контакты", которые не меняются так часто, как записи, и обычно находятся в главном меню сайта.</text:p>
            </text:list-item>
          </text:list>
        </text:list-item>
        <text:list-item>
          <text:p text:style-name="P5"><text:span text:style-name="Strong_20_Emphasis">Media (Медиафайлы):</text:span></text:p>
          <text:list>
            <text:list-item>
              <text:p text:style-name="P3">Этот раздел содержит все изображения, видео, аудиофайлы и другие медиафайлы, загруженные на сайт. Здесь их можно просматривать, редактировать и добавлять в записи и страницы.</text:p>
            </text:list-item>
          </text:list>
        </text:list-item>
        <text:list-item>
          <text:p text:style-name="P5"><text:span text:style-name="Strong_20_Emphasis">Appearance (Внешний вид):</text:span></text:p>
          <text:list>
            <text:list-item>
              <text:p text:style-name="P3"><text:span text:style-name="Strong_20_Emphasis">Themes (Темы)</text:span> - это раздел для управления темами сайта. Здесь можно выбирать, устанавливать, настраивать и активировать темы, определяющие внешний вид и дизайн сайта.</text:p>
            </text:list-item>
            <text:list-item>
              <text:p text:style-name="P3"><text:span text:style-name="Strong_20_Emphasis">Customize (Настроить)</text:span> - позволяет настраивать основные параметры темы, такие как цвета, шрифты, разметку и другие опции.</text:p>
            </text:list-item>
          </text:list>
        </text:list-item>
        <text:list-item>
          <text:p text:style-name="P5"><text:span text:style-name="Strong_20_Emphasis">Plugins (Плагины):</text:span></text:p>
          <text:list>
            <text:list-item>
              <text:p text:style-name="P3">Этот раздел позволяет управлять установленными плагинами. Здесь можно добавлять, активировать, деактивировать и удалять плагины для расширения функциональности сайта.</text:p>
            </text:list-item>
          </text:list>
        </text:list-item>
        <text:list-item>
          <text:p text:style-name="P5"><text:span text:style-name="Strong_20_Emphasis">Users (Пользователи) и User Roles (Роли пользователей):</text:span></text:p>
          <text:list>
            <text:list-item>
              <text:p text:style-name="P3"><text:span text:style-name="Strong_20_Emphasis">Пользователи</text:span> - здесь можно управлять пользователями сайта, создавать новые учетные записи, устанавливать и изменять их права и доступ к контенту.</text:p>
            </text:list-item>
            <text:list-item>
              <text:p text:style-name="P3"><text:span text:style-name="Strong_20_Emphasis">Роли пользователей</text:span> - это набор предопределенных ролей (администратор, редактор, автор, читатель и т.д.), определяющих уровень доступа и права для каждого пользователя.</text:p>
            </text:list-item>
          </text:list>
        </text:list-item>
        <text:list-item>
          <text:p text:style-name="P5"><text:span text:style-name="Strong_20_Emphasis">Settings (Настройки):</text:span></text:p>
          <text:list>
            <text:list-item>
              <text:p text:style-name="P3">Этот раздел включает глобальные настройки сайта, такие как настройки чтения, записи, комментариев, пермалинков, настройки времени и многое другое.</text:p>
            </text:list-item>
          </text:list>
        </text:list-item>
        <text:list-item>
          <text:p text:style-name="P5"><text:span text:style-name="Strong_20_Emphasis">Comments (Комментарии):</text:span></text:p>
          <text:list>
            <text:list-item>
              <text:p text:style-name="P5">Здесь администраторы могут просматривать, управлять и отвечать на комментарии, оставленные пользователями к записям на сайте.</text:p>
            </text:list-item>
          </text:list>
        </text:list-item>
      </text:list>
      <text:p text:style-name="P4"><text:soft-page-break/>Эти основные разделы и темы в WordPress предоставляют широкий спектр возможностей для управления, создания контента, кастомизации дизайна и настройки функциональности сай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6T03:08:28.65</dc:date>
    <meta:document-statistic meta:table-count="0" meta:image-count="0" meta:object-count="0" meta:page-count="2" meta:paragraph-count="24" meta:word-count="327" meta:character-count="2384"/>
    <dc:creator>Dima Wide</dc:creator>
    <meta:user-defined meta:name="Info 1"/>
    <meta:user-defined meta:name="Info 2"/>
    <meta:user-defined meta:name="Info 3"/>
    <meta:user-defined meta:name="Info 4"/>
  </office:meta>
</office:document-meta>
</file>